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48fde" officeooo:paragraph-rsid="00048fde"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2pt" fo:font-weight="bold" officeooo:rsid="00048fde" officeooo:paragraph-rsid="00048fde"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48fde" officeooo:paragraph-rsid="00048fde"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48fde" officeooo:paragraph-rsid="00048fde"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5881d" officeooo:paragraph-rsid="0005881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5126" officeooo:paragraph-rsid="00065126"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065126" officeooo:paragraph-rsid="0006512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11a9" officeooo:paragraph-rsid="000911a9"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11a9" officeooo:paragraph-rsid="0009826b"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4d94" officeooo:paragraph-rsid="000a4d94"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4a294" style:font-weight-asian="normal" style:font-weight-complex="normal"/>
    </style:style>
    <style:style style:name="T4" style:family="text">
      <style:text-properties style:text-underline-style="none" fo:font-weight="normal" officeooo:rsid="0005881d" style:font-weight-asian="normal" style:font-weight-complex="normal"/>
    </style:style>
    <style:style style:name="T5" style:family="text">
      <style:text-properties style:text-underline-style="none" fo:font-weight="normal" officeooo:rsid="00065126" style:font-weight-asian="normal" style:font-weight-complex="normal"/>
    </style:style>
    <style:style style:name="T6" style:family="text">
      <style:text-properties officeooo:rsid="000911a9"/>
    </style:style>
    <style:style style:name="T7" style:family="text">
      <style:text-properties style:text-underline-style="none" fo:font-weight="normal" officeooo:rsid="000a4d94" style:font-weight-asian="normal" style:font-weight-complex="normal"/>
    </style:style>
    <style:style style:name="T8" style:family="text">
      <style:text-properties style:text-underline-style="none" fo:font-weight="normal" officeooo:rsid="0009826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05 Report</text:p>
      <text:p text:style-name="P2"><text:span text:style-name="T1">Jonathan Pincince</text:span></text:p>
      <text:p text:style-name="P3"><text:span text:style-name="T1"/></text:p>
      <text:p text:style-name="P4">Version 1:</text:p>
      <text:p text:style-name="P4"><text:span text:style-name="T2"><text:tab/>For the first version of the program, I defined a few obvious functions distributor and processor. The distributor takes as parameters a total number of processor, start and end indices which indicate its range of files to handle, a string containing the path to the data folder, and a list of strings which contain the file names. </text:span><text:span text:style-name="T3">I created a few functions for manipulating files, the first was basically just a slight variation on sample code provided in class which takes a root directory file path and returns a list of strings with all regular files it contains. There are also functions related to lock files that get used later.</text:span></text:p>
      <text:p text:style-name="P4"><text:span text:style-name="T3"><text:tab/>The distributor takes the list of files (first collected in main) and assembles paths to each file. It opens each, reads the first value (up to first whitespace character) and records it as an index, before adding this process to a partial list of file process indices. This partial list is returned.</text:span></text:p>
      <text:p text:style-name="P4"><text:span text:style-name="T3"><text:tab/>The processor takes the same list of files that the distributor receives, a list of file indices (as created by the distributor) through which it will know which files to process, and a path to the data folder. It creates a map of integers (line numbers) and strings (the lines themselves). Then for each file index it is given, it opens the associated file, reads the line and number, and adds the two to the map. It then calls a line-manipulation function to reorder the lines while retaining their numbers, and returns this string.<text:line-break/><text:tab/>There are two line manipulation functions which are very similar. Both take a map of integers and strings and returns the strings concatenated in the order specified by their associated line numbers. One returns this string with the line numbers still in front of every line, and one removes them. The labeled reordering is useful for allowing the processor to get its lines in order before passing them back to the original process, which then has an easier task in sorting the lines. The original process can use the unlabeled reordering to create the intended full text without line numbers.</text:span></text:p>
      <text:p text:style-name="P4"><text:span text:style-name="T3"><text:tab/></text:span><text:span text:style-name="T4">The main function has a similar skeleton in each version, which begins by collecting arguments: first is the number of processes, second is the data folder’s path, third is the path to the output file. It then uses the function described above to generate a list of all files in the target directory, and creates a list of lists of integers which represents one list of file indices per process. Then for each process, it delegates the appropriate number of files to each process using the solution I used in lab. This method assigns one extra file to each process while there are files in the ‘remainder’ amount remaining, and then the standard number of files per process after that, so that calling for 5 processes in a folder with 18 files would lead to 4, 4, 4, 3, and 3 files given in that order. In this version, the distributor function is called once in this loop, and the list generated is added to the list of file index lists.</text:span></text:p>
      <text:p text:style-name="P4"><text:span text:style-name="T4"><text:tab/>Then the output file is opened, and for each pseudo-process, the processor function is called once, and its fragment is written directly to the output file. There’s no need to reorder the fragments returned from the pseudo-child processes since it’s actually single-threaded, and the lines are processed by the child processes in the right order already.</text:span></text:p>
      <text:p text:style-name="P4"><text:span text:style-name="T4"/></text:p>
      <text:p text:style-name="P5">Version 2:</text:p>
      <text:p text:style-name="P5"><text:span text:style-name="T2"><text:tab/>This program begins in the same way as the previous version with argument collection and creating a list of file names to process and a list of file index lists. It then creates scrap files for each process, named scrap&lt;n&gt;.txt. Files are distributed as evenly as possible in the same way as before, and then the parent process forks once for each actual child process. In each child process, the distributor function is called, and then the program exits immediately.</text:span></text:p>
      <text:p text:style-name="P5"><text:span text:style-name="T2"><text:tab/>The distributor function has been altered for multi-threading to be a void function, and to write its results to the appropriate scrap file. It takes as arguments a list of the scrap files, and does the same work but outputs to the scrap file at the correct index.</text:span></text:p>
      <text:p text:style-name="P5"><text:soft-page-break/><text:span text:style-name="T2"><text:tab/>The parent </text:span><text:span text:style-name="T5">process waits for all child processes to complete before continuing with processing. Once ready, the program forks again, once for each process, and runs the processor. The processor returns its string, writes this fragment to the scrap file (wiped before writing anything), and exits. This was perhaps not the best choice, if I had the distributors functions return void and write to the scrap file in their body, I should do the same for the processors, and would if I’d had more time.</text:span></text:p>
      <text:p text:style-name="P5"><text:span text:style-name="T5"><text:tab/>The parent process again waits for all children, and then proceeds as in version 1, with the only difference being that information is being read from the appropriate scrap file rather than from program data, and then is again written to the output file.</text:span></text:p>
      <text:p text:style-name="P5"><text:span text:style-name="T5"/></text:p>
      <text:p text:style-name="P6">Version 3:</text:p>
      <text:p text:style-name="P7"><text:tab/>In version 3 I obviously made distributor and processor their own programs so that they can be called with execv(). The distributor’s main function expects to receive a total number of processes, start and end indices, and a path to a data folder, as well as a list of filestreams where it can write data. There is no real checking of these expectations, since this process should only ever be run by an execv() command that I’ve specified in the parent program. Distributor’s main opens each scrap file in append mode, which allows all distributors to simultaneously write to the scrap files. This only works since all they ever have to do is add file indices to the appropriate file, but I didn’t want to have to introduce locks to these, or to slow the distributors down when none of them would be erasing another’s data. Then each distributor calls the distributor function, closes its scrap files, and exits.</text:p>
      <text:p text:style-name="P7"><text:tab/>The processor similarly expects to receive certain arguments without fail, again since it should only execute in the context specified in the parent process. It takes it’s own process index, a path to the data folder, and a list of files to process. It calls the processor function (this time a void function which writes to the appropriate scrap file) and exits. The processor function is a bit different now since it has to write to the scrap file as well as reading from them, but the basic functionality of writing reordered text remains.</text:p>
      <text:p text:style-name="P7"><text:tab/>The main function <text:span text:style-name="T6">now assembles the correct arguments into a vector before calling execv() for the distributor executable, and doing the same for the processor executable. These are still in two separate loops, and main waits for its children at each step. Main then assembles a map of line numbers and strings, removes each scrap file, reorders the mapped lines, and writes it to the output file.</text:span></text:p>
      <text:p text:style-name="P7"><text:tab/><text:span text:style-name="T6">The creation of a map of lines is something that I probably should have turned into a function, but I didn’t realize at the beginning that this was going to be something I’d use repeatedly. Another item I would have changed with more time.</text:span></text:p>
      <text:p text:style-name="P7"><text:tab/></text:p>
      <text:p text:style-name="P8">Version 4:</text:p>
      <text:p text:style-name="P9"><text:span text:style-name="T2"><text:tab/>This version gets rid of the need for ‘global’ scrap files, and only uses them between to communicate between distributors and processors. To facilitate this, it creates a</text:span><text:span text:style-name="T7">n unnamed</text:span><text:span text:style-name="T2"> pipe for each expected process, and passes a pipe file descriptor according to the process index to the distributor via its argument vector before calling execv(). </text:span><text:span text:style-name="T7">I chose unnamed pipes here since my implementation required each process to know its index anyway, so I could just pass file descriptors in a tidy way by having them all in an array that can be indexed in the same way as the processes.</text:span><text:span text:style-name="T2"> It also creates a lock file for eac</text:span><text:span text:style-name="T8">h process.</text:span></text:p>
      <text:p text:style-name="P9"><text:span text:style-name="T8"><text:tab/>The createLock function takes an index of a process and creates an index-labeled lock file in the scrap folder. The releaseLock function simply removes it, and the distLocked function checks the scrap folder and returns true if there are lock files remaining, false otherwise. This way main can create a lock file for each distributor before sending it on its way, and each distributor must release its own lock. After releasing, each child process checks if all other child processes are finished (while distLocked) before forking into processors, so that processors don’t begin with incomplete data.</text:span></text:p>
      <text:p text:style-name="P9"><text:soft-page-break/><text:span text:style-name="T2"><text:tab/>Th </text:span><text:span text:style-name="T8">distributor’s list of arguments</text:span><text:span text:style-name="T2"> also now contains everything relevant to both distributors and processors, since the distributors fork and execv() into the processors rather than having a loop in main for each separate task.</text:span></text:p>
      <text:p text:style-name="P8"><text:span text:style-name="T2"><text:tab/>The main function closes the write end of each pipe and ensures that each pipe’s read end is non-blocking. Then the code for creating a map of line numbers and line texts is used as a template for doing the same work, but now reading from pipes instead of reading from scrap files. Once this is done, each pipe has its read end closed and the main program waits for all pipes to be done. Then the final lines are reordered and written to file.</text:span></text:p>
      <text:p text:style-name="P8"><text:span text:style-name="T2"><text:tab/>Distributor’s main function is now much different, since it has to run its distributor function, </text:span><text:span text:style-name="T8">close scrap files, and handle locks before waiting for permission to fork. Processors are called the same way as before, and now its the distributors who wait for processors to finish before reading lines in from a scrap file. The distributors do no work on the lines, they simply write them to the pipe and allow the parent function to handle each line. I thought it would be easier to pass lines back to main in a similar manner, rather than having this chunk be processed, but separately from this other processed chunk, and having to integrate.</text:span></text:p>
      <text:p text:style-name="P8"><text:span text:style-name="T8"/></text:p>
      <text:p text:style-name="P10">Other Considerations:</text:p>
      <text:p text:style-name="P10"><text:span text:style-name="T2"><text:tab/>One assumption I baked in is that main is generally only called from the run scripts. There is the absolute bare minimum of argument checking in main, basically just for my own debugging, and there is basically none in the run scripts. I decided I would just focus on the program functioning as intended when used correctly, rather than worrying about making something that would be shippable to an end user.</text:span></text:p>
      <text:p text:style-name="P10"><text:span text:style-name="T2"><text:tab/>Again mostly just for my own ease of use, I did allow the build script to optionally take an argument v&lt;n&gt; which would specify which version to build, if not all versions needed to be compiled at once.</text:span></text:p>
      <text:p text:style-name="P10"><text:span text:style-name="T2"><text:tab/>I broke some frequently used functions into separate files which I could move around easily, so the line sorting operations are in line_sort.cpp/.h. Again, if I were better, I would have made a function for assembling a map of lines. The function to get all regular file names in a directory as well as all functions related to lock files are in file_ops.cpp/.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19:50:12.097911587</meta:creation-date>
    <meta:generator>LibreOffice/24.8.3.2$Linux_X86_64 LibreOffice_project/e14c9fdd1f585efcbb2c5363087a99d20928d522</meta:generator>
    <dc:date>2024-11-22T21:21:29.920908743</dc:date>
    <meta:editing-duration>PT12M43S</meta:editing-duration>
    <meta:editing-cycles>3</meta:editing-cycles>
    <meta:document-statistic meta:table-count="0" meta:image-count="0" meta:object-count="0" meta:page-count="3" meta:paragraph-count="29" meta:word-count="1827" meta:character-count="10557" meta:non-whitespace-character-count="8735"/>
  </office:meta>
</office:document-meta>
</file>